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officeooo:rsid="0019d0b1" officeooo:paragraph-rsid="0019d0b1"/>
    </style:style>
    <style:style style:name="P3" style:family="paragraph" style:parent-style-name="Text_20_body">
      <style:text-properties officeooo:rsid="0019d0b1" officeooo:paragraph-rsid="001fc5c0"/>
    </style:style>
    <style:style style:name="P4" style:family="paragraph" style:parent-style-name="Text_20_body">
      <style:text-properties officeooo:paragraph-rsid="001cf35c"/>
    </style:style>
    <style:style style:name="P5" style:family="paragraph" style:parent-style-name="Text_20_body">
      <style:text-properties fo:font-style="normal" fo:font-weight="normal" officeooo:rsid="001cf35c" officeooo:paragraph-rsid="001cf35c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officeooo:rsid="001ec7c9" officeooo:paragraph-rsid="001ec7c9"/>
    </style:style>
    <style:style style:name="P7" style:family="paragraph" style:parent-style-name="Text_20_body">
      <style:text-properties officeooo:rsid="001fc5c0" officeooo:paragraph-rsid="001fc5c0"/>
    </style:style>
    <style:style style:name="P8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text-properties fo:font-style="normal" fo:font-weight="normal" officeooo:rsid="001616cd" officeooo:paragraph-rsid="001616cd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text-properties fo:font-style="normal" fo:font-weight="normal" officeooo:rsid="001616cd" officeooo:paragraph-rsid="001a40bb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fo:font-style="normal" fo:font-weight="normal" officeooo:rsid="001ec7c9" officeooo:paragraph-rsid="001ec7c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16690" officeooo:paragraph-rsid="00216690" style:font-style-asian="normal" style:font-weight-asian="normal" style:font-style-complex="normal" style:font-weight-complex="normal"/>
    </style:style>
    <style:style style:name="P13" style:family="paragraph" style:parent-style-name="Heading_20_4">
      <style:text-properties fo:font-style="normal" fo:font-weight="normal" officeooo:rsid="001cf35c" officeooo:paragraph-rsid="001cf35c" style:font-style-asian="normal" style:font-weight-asian="normal" style:font-style-complex="normal" style:font-weight-complex="normal"/>
    </style:style>
    <style:style style:name="P14" style:family="paragraph" style:parent-style-name="Heading_20_4">
      <style:text-properties officeooo:paragraph-rsid="001cf35c"/>
    </style:style>
    <style:style style:name="P15" style:family="paragraph" style:parent-style-name="Heading_20_4">
      <style:text-properties officeooo:rsid="001fc5c0" officeooo:paragraph-rsid="001fc5c0"/>
    </style:style>
    <style:style style:name="P16" style:family="paragraph" style:parent-style-name="Text_20_body" style:list-style-name="L1">
      <style:text-properties officeooo:paragraph-rsid="001cf35c"/>
    </style:style>
    <style:style style:name="P17" style:family="paragraph" style:parent-style-name="Text_20_body" style:list-style-name="L1">
      <style:text-properties officeooo:rsid="00173e43" officeooo:paragraph-rsid="001cf35c"/>
    </style:style>
    <style:style style:name="P18" style:family="paragraph" style:parent-style-name="Text_20_body">
      <style:text-properties officeooo:rsid="001ec7c9" officeooo:paragraph-rsid="001ec7c9"/>
    </style:style>
    <style:style style:name="P19" style:family="paragraph" style:parent-style-name="Text_20_body" style:list-style-name="L3">
      <style:text-properties officeooo:rsid="001fc5c0" officeooo:paragraph-rsid="001fc5c0"/>
    </style:style>
    <style:style style:name="P20" style:family="paragraph" style:parent-style-name="Text_20_body" style:list-style-name="L3">
      <style:text-properties officeooo:rsid="00204df5" officeooo:paragraph-rsid="00204df5"/>
    </style:style>
    <style:style style:name="T1" style:family="text">
      <style:text-properties officeooo:rsid="001750c3"/>
    </style:style>
    <style:style style:name="T2" style:family="text">
      <style:text-properties officeooo:rsid="0019d0b1"/>
    </style:style>
    <style:style style:name="T3" style:family="text">
      <style:text-properties officeooo:rsid="001a40bb"/>
    </style:style>
    <style:style style:name="T4" style:family="text">
      <style:text-properties officeooo:rsid="001b2f8c"/>
    </style:style>
    <style:style style:name="T5" style:family="text">
      <style:text-properties style:font-name="Arial" fo:font-size="11.8999996185303pt" fo:font-style="italic" fo:font-weight="bold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6" style:family="text">
      <style:text-properties officeooo:rsid="001e206f"/>
    </style:style>
    <style:style style:name="T7" style:family="text">
      <style:text-properties officeooo:rsid="001ec7c9"/>
    </style:style>
    <style:style style:name="T8" style:family="text">
      <style:text-properties officeooo:rsid="00216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5</text:span> : Test de charge</text:h>
      <text:p text:style-name="Standard"/>
      <text:p text:style-name="P1">Dans ce TP, nous allons exécuter toutes les étapes d'un test de charge à partir des scénarios précédemment enregistrés.</text:p>
      <text:p text:style-name="P1"/>
      <text:p text:style-name="P1"/>
      <text:h text:style-name="P13" text:outline-level="4"><text:span text:style-name="T5">Ajout de compteu</text:span>r</text:h>
      <text:p text:style-name="P5">Ajouter un ou plusieurs compteurs gaussien pour simuler le think time des utilisateurs <text:span text:style-name="T8">dans la partie Web</text:span></text:p>
      <text:h text:style-name="P14" text:outline-level="4">Validation du test</text:h>
      <text:p text:style-name="P4">La validation du test consiste :</text:p>
      <text:list xml:id="list2960841201" text:style-name="L1">
        <text:list-item>
          <text:p text:style-name="P16">Validation de la séquence des requêtes en mono-utilisateur avec un tableau ou arbre de résultats</text:p>
        </text:list-item>
        <text:list-item>
          <text:p text:style-name="P16">Validation du test en modifiant le temps de pause </text:p>
        </text:list-item>
        <text:list-item>
          <text:p text:style-name="P17">Diversifier les données <text:span text:style-name="T3">du formulaire d’inscription</text:span></text:p>
        </text:list-item>
        <text:list-item>
          <text:p text:style-name="P16">Validation que les URLs d'inscription inscrivent bien des nouvelles données en base</text:p>
        </text:list-item>
        <text:list-item>
          <text:p text:style-name="P16">Valider que les bons métriques sont récupérés (en particulier, on essaiera d'obtenir dans les récepteurs les calculs de temps concernant une URL et les sous-requêtes associées)</text:p>
        </text:list-item>
      </text:list>
      <text:p text:style-name="P4"/>
      <text:p text:style-name="P4">Une fois le test validé, faites une sauvegarde de votre plan de test sous un nom différent et passer à l'étape suivante</text:p>
      <text:h text:style-name="Heading_20_4" text:outline-level="4">Paramétrer le test</text:h>
      <text:p text:style-name="P12">Mettre en place des fichiers properties permettant de fixer certaines valeurs pour les variables prédéfinies</text:p>
      <text:h text:style-name="Heading_20_4" text:outline-level="4"/>
      <text:h text:style-name="Heading_20_4" text:outline-level="4"><text:span text:style-name="T7">Récepteurs et </text:span>pour enregistrement de<text:span text:style-name="T7">s erreurs éventuelles</text:span></text:h>
      <text:p text:style-name="P6">Désactiver tous les récepteurs utilisés pour la validation</text:p>
      <text:p text:style-name="P6">Ajouter un enregistreur pour chaque groupe d’unité. Ces enregistreurs stocke toutes les informations disponibles en cas d’erreur uniquement</text:p>
      <text:h text:style-name="Heading_20_4" text:outline-level="4">Exécution du test de charge, <text:span text:style-name="T4">Génération rapport standard</text:span></text:h>
      <text:p text:style-name="Text_20_body">Exécuter les tests en mode batch en augmentant progressivement le nombre d'utilisateurs <text:span text:style-name="T2">et en générant le tableau de bord de performance</text:span>.</text:p>
      <text:p text:style-name="Text_20_body">Surveiller les fichiers d'erreurs <text:span text:style-name="T2">ainsi que le comportement du serveur Tomcat (URL de status, jmc ou autres)</text:span></text:p>
      <text:p text:style-name="Text_20_body">Entre chaque test, sauvegarder les fichiers résultats. </text:p>
      <text:h text:style-name="Heading_20_4" text:outline-level="4"><text:soft-page-break/><text:span text:style-name="T2">Visualiser les différents </text:span>résultat<text:span text:style-name="T2">s</text:span></text:h>
      <text:p text:style-name="P2">Les seuils APDEX sont ils toujours bons ? </text:p>
      <text:p text:style-name="Text_20_body">Quelles conclusions peut-on en tirer ?</text:p>
      <text:p text:style-name="Text_20_body"/>
      <text:h text:style-name="P15" text:outline-level="4">Personnalisation du rapport</text:h>
      <text:p text:style-name="P7">Personnaliser :</text:p>
      <text:list xml:id="list3491559628" text:style-name="L3">
        <text:list-item>
          <text:p text:style-name="P19">Le titre du rapport</text:p>
        </text:list-item>
        <text:list-item>
          <text:p text:style-name="P19">Les seuils APDEX de certaines URLs</text:p>
        </text:list-item>
        <text:list-item>
          <text:p text:style-name="P20">Le format d’affichage de la date</text:p>
        </text:list-item>
      </text:list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13:36:00.252118619</dc:date>
    <meta:editing-duration>PT15H5M50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94" meta:character-count="1872" meta:non-whitespace-character-count="1612"/>
  </office:meta>
</office:document-meta>
</file>